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ce2"/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 </text:p>
          </table:table-cell>
          <table:table-cell/>
        </table:table-row>
        <table:table-row table:style-name="ro3">
          <table:table-cell office:value-type="string" calcext:value-type="string">
            <text:p>0.1uf bypass</text:p>
          </table:table-cell>
          <table:table-cell office:value-type="string" calcext:value-type="string">
            <text:p><text:a xlink:href="https://www.mouser.com/ProductDetail/Yageo/CC0603JPX7R9BB104?qs=sGAEpiMZZMs0AnBnWHyRQB9G40cLJQs4lzX0ziDZd8BY%252Bzn8Q0%2FCBw%3D%3D" xlink:type="simple">https://www.mouser.com/ProductDetail/Yageo/CC0603JPX7R9BB104?qs=sGAEpiMZZMs0AnBnWHyRQB9G40cLJQs4lzX0ziDZd8BY%252Bzn8Q0%2FCBw%3D%3D</text:a></text:p>
          </table:table-cell>
          <table:table-cell office:value-type="string" calcext:value-type="string">
            <text:p>Bypass Smd Cap</text:p>
          </table:table-cell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330pf</text:p>
          </table:table-cell>
          <table:table-cell office:value-type="string" calcext:value-type="string">
            <text:p><text:a xlink:href="https://www.mouser.com/ProductDetail/81-RDE5C3A331J2M1H3A" xlink:type="simple">https://www.mouser.com/ProductDetail/81-RDE5C3A331J2M1H3A</text:a></text:p>
          </table:table-cell>
          <table:table-cell office:value-type="string" calcext:value-type="string">
            <text:p>Axial/Radial</text:p>
          </table:table-cell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3.3nf</text:p>
          </table:table-cell>
          <table:table-cell office:value-type="string" calcext:value-type="string">
            <text:p><text:a xlink:href="https://www.mouser.com/ProductDetail/810-FA24NP2E332JNU06" xlink:type="simple">https://www.mouser.com/ProductDetail/810-FA24NP2E332JNU06</text:a></text:p>
          </table:table-cell>
          <table:table-cell office:value-type="string" calcext:value-type="string">
            <text:p>Axial/Radial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.6nf</text:p>
          </table:table-cell>
          <table:table-cell office:value-type="string" calcext:value-type="string">
            <text:p><text:a xlink:href="https://www.mouser.com/ProductDetail/80-C320C162JDG" xlink:type="simple">https://www.mouser.com/ProductDetail/80-C320C162JDG</text:a></text:p>
          </table:table-cell>
          <table:table-cell office:value-type="string" calcext:value-type="string">
            <text:p>Axial/Radial</text:p>
          </table:table-cell>
          <table:table-cell office:value-type="float" office:value="1.81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0uf Capacitor</text:p>
          </table:table-cell>
          <table:table-cell office:value-type="string" calcext:value-type="string">
            <text:p><text:a xlink:href="https://www.mouser.com/ProductDetail/WIMA/MKS2B051001N00MSSD?qs=sGAEpiMZZMv1cc3ydrPrF7l45uRd9dVhmlRkbdCicHg%3D" xlink:type="simple">https://www.mouser.com/ProductDetail/WIMA/MKS2B051001N00MSSD?qs=sGAEpiMZZMv1cc3ydrPrF7l45uRd9dVhmlRkbdCicHg%3D</text:a></text:p>
          </table:table-cell>
          <table:table-cell office:value-type="string" calcext:value-type="string">
            <text:p>Radial Film Cap</text:p>
          </table:table-cell>
          <table:table-cell office:value-type="float" office:value="2.42" calcext:value-type="float">
            <text:p>2.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191ohm</text:p>
          </table:table-cell>
          <table:table-cell office:value-type="string" calcext:value-type="string">
            <text:p><text:a xlink:href="https://www.mouser.com/ProductDetail/Vishay-BC-Components/SFR16S0001910FR500?qs=sGAEpiMZZMsPqMdJzcrNwp0FrD12Hn5Ah%2FztpbRfDRY%3D" xlink:type="simple">https://www.mouser.com/ProductDetail/Vishay-BC-Components/SFR16S0001910FR500?qs=sGAEpiMZZMsPqMdJzcrNwp0FrD12Hn5Ah%2FztpbRfDRY%3D</text:a></text:p>
          </table:table-cell>
          <table:table-cell office:value-type="string" calcext:value-type="string">
            <text:p>Standard Axial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330ohm Resistor Axil</text:p>
          </table:table-cell>
          <table:table-cell office:value-type="string" calcext:value-type="string">
            <text:p>ResistorBible</text:p>
          </table:table-cell>
          <table:table-cell office:value-type="string" calcext:value-type="string">
            <text:p>Standard Axial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680ohm</text:p>
          </table:table-cell>
          <table:table-cell office:value-type="string" calcext:value-type="string">
            <text:p>ResistorBible</text:p>
          </table:table-cell>
          <table:table-cell office:value-type="string" calcext:value-type="string">
            <text:p>Standard Axial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k resistor axil</text:p>
          </table:table-cell>
          <table:table-cell office:value-type="string" calcext:value-type="string">
            <text:p>ResistorBible</text:p>
          </table:table-cell>
          <table:table-cell office:value-type="string" calcext:value-type="string">
            <text:p>Standard Axial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.2kohm</text:p>
          </table:table-cell>
          <table:table-cell office:value-type="string" calcext:value-type="string">
            <text:p><text:a xlink:href="https://www.mouser.com/ProductDetail/Vishay-Dale/CPF21K2000FKE14?qs=sGAEpiMZZMtlubZbdhIBIOoCJ9MTwqsDNByEH7iWbKg%3D" xlink:type="simple">https://www.mouser.com/ProductDetail/Vishay-Dale/CPF21K2000FKE14?qs=sGAEpiMZZMtlubZbdhIBIOoCJ9MTwqsDNByEH7iWbKg%3D</text:a></text:p>
          </table:table-cell>
          <table:table-cell office:value-type="string" calcext:value-type="string">
            <text:p>Standard Axi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10k</text:p>
          </table:table-cell>
          <table:table-cell office:value-type="string" calcext:value-type="string">
            <text:p>ResistorBible</text:p>
          </table:table-cell>
          <table:table-cell office:value-type="string" calcext:value-type="string">
            <text:p>Standard Axial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0k trimpot</text:p>
          </table:table-cell>
          <table:table-cell office:value-type="string" calcext:value-type="string">
            <text:p><text:a xlink:href="https://www.mouser.com/ProductDetail/SparkFun/COM-09806?qs=%2Fha2pyFaduinl1Mbb08HZ38H1pXivR%2F0HiavFSsrhpWW3obw67YvbQ%3D%3D" xlink:type="simple">https://www.mouser.com/ProductDetail/SparkFun/COM-09806?qs=%2Fha2pyFaduinl1Mbb08HZ38H1pXivR%2F0HiavFSsrhpWW3obw67YvbQ%3D%3D</text:a></text:p>
          </table:table-cell>
          <table:table-cell office:value-type="string" calcext:value-type="string">
            <text:p>TrimPot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eplace 1k resistor</text:p>
          </table:table-cell>
        </table:table-row>
        <table:table-row table:style-name="ro3">
          <table:table-cell office:value-type="string" calcext:value-type="string">
            <text:p>22k</text:p>
          </table:table-cell>
          <table:table-cell office:value-type="string" calcext:value-type="string">
            <text:p>ResistorBible</text:p>
          </table:table-cell>
          <table:table-cell office:value-type="string" calcext:value-type="string">
            <text:p>Standard Axial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1g ohm</text:p>
          </table:table-cell>
          <table:table-cell office:value-type="string" calcext:value-type="string">
            <text:p><text:a xlink:href="https://www.mouser.com/ProductDetail/TE-Connectivity-Neohm/RGP0207CHK1G0?qs=sGAEpiMZZMtlubZbdhIBIFho3SHfDXSt5nRQ4pdsqnc%3D" xlink:type="simple">https://www.mouser.com/ProductDetail/TE-Connectivity-Neohm/RGP0207CHK1G0?qs=sGAEpiMZZMtlubZbdhIBIFho3SHfDXSt5nRQ4pdsqnc%3D</text:a></text:p>
          </table:table-cell>
          <table:table-cell office:value-type="string" calcext:value-type="string">
            <text:p>Standard Axial?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+12v Coverter from 24v</text:p>
          </table:table-cell>
          <table:table-cell office:value-type="string" calcext:value-type="string">
            <text:p><text:a xlink:href="https://www.mouser.com/ProductDetail/MEAN-WELL/DPU01N-12?qs=sGAEpiMZZMvGsmoEFRKS8Koqt8Pjkl39zWFNUJC%2FK9QT48ifRn0zlQ%3D%3D" xlink:type="simple">https://www.mouser.com/ProductDetail/MEAN-WELL/DPU01N-12?qs=sGAEpiMZZMvGsmoEFRKS8Koqt8Pjkl39zWFNUJC%2FK9QT48ifRn0zlQ%3D%3D</text:a></text:p>
          </table:table-cell>
          <table:table-cell office:value-type="string" calcext:value-type="string">
            <text:p>Custom Library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3xAD8676ARZ</text:p>
          </table:table-cell>
          <table:table-cell office:value-type="string" calcext:value-type="string">
            <text:p><text:a xlink:href="https://www.mouser.com/ProductDetail/Analog-Devices/AD8676ARZ-REEL?qs=sGAEpiMZZMvtNjJQt4UgLalm6EXZly%2FyVBo5hR%2Fezu0%3D" xlink:type="simple">https://www.mouser.com/ProductDetail/Analog-Devices/AD8676ARZ-REEL?qs=sGAEpiMZZMvtNjJQt4UgLalm6EXZly%2FyVBo5hR%2Fezu0%3D</text:a></text:p>
          </table:table-cell>
          <table:table-cell office:value-type="string" calcext:value-type="string">
            <text:p>ARZ</text:p>
          </table:table-cell>
          <table:table-cell office:value-type="float" office:value="4.31" calcext:value-type="float">
            <text:p>4.3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ackorder End May</text:p>
          </table:table-cell>
        </table:table-row>
        <table:table-row table:style-name="ro2">
          <table:table-cell table:style-name="ce2" table:number-columns-repeated="3"/>
          <table:table-cell office:value-type="float" office:value="34.07" calcext:value-type="float">
            <text:p>34.07</text:p>
          </table:table-cell>
          <table:table-cell table:style-name="ce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0:46:21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1S</meta:editing-duration>
    <meta:editing-cycles>3</meta:editing-cycles>
    <meta:generator>LibreOffice/5.4.7.2$Windows_X86_64 LibreOffice_project/c838ef25c16710f8838b1faec480ebba495259d0</meta:generator>
    <dc:date>2019-04-13T10:46:41.101000000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